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June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internal consistency) and demonstrates a substantively different and improved accounting of the empirical relationship between mass media and civil war (internal and external validity). Mass media density decreases the likelihood of civil war only after the treshold at which it constitutes a mass communications system; before that threshold, year-to-year increases in mass media density significantly increase the likelihood of civil war.</text:p>
      <text:h text:style-name="Heading_20_2" text:outline-level="2">Intro</text:h>
      <text:p text:style-name="First_20_paragraph"><draw:frame draw:name="img1" svg:width="0pt" svg:height="0pt"><draw:image xlink:href="Pictures/0.pdf" xlink:type="simple" xlink:show="embed" xlink:actuate="onLoad"/></draw:frame></text:p>
      <text:h text:style-name="Heading_20_2" text:outline-level="2">Why Mass Media Density is Supposed to Decrease the Likelihood of Civil War</text:h>
      <text:p text:style-name="First_20_paragraph">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h text:style-name="Heading_20_2" text:outline-level="2">A Critique</text:h>
      <text:p text:style-name="First_20_paragraph">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The first shortcoming of Warren’s argument is that, while there should be increasing marginal returns to the production of normative influence in the context of <text:span text:style-name="T7">mass</text:span><text:span text:style-name="T8"> </text:span><text:span text:style-name="T9">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h text:style-name="Heading_20_2" text:outline-level="2">A Modified Theory of Mass Media Technology and Civil War</text:h>
      <text:p text:style-name="First_20_paragraph">Based on the implications of the previous section, this research note advances a crucially modified theory of the relationship between mass media technology and civil war: while high levels of mass media density should indeed decrease the likelihood of civil war by increasing state power and deterring insurgents, for this very reason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should <text:span text:style-name="T36">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37">Observable</text:span><text:span text:style-name="T38"> </text:span><text:span text:style-name="T39">implication</text:span><text:span text:style-name="T40"> </text:span><text:span text:style-name="T41">1:</text:span> There should exist a threshold of mass media density below which year-to-year increases in mass media density <text:span text:style-name="T42">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43">Observable</text:span><text:span text:style-name="T44"> </text:span><text:span text:style-name="T45">implication</text:span><text:span text:style-name="T46"> </text:span><text:span text:style-name="T47">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3" text:note-class="footnote"><text:note-citation>4</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8">Observable</text:span><text:span text:style-name="T49"> </text:span><text:span text:style-name="T50">implication</text:span><text:span text:style-name="T51"> </text:span><text:span text:style-name="T52">3:</text:span> Given that mass media technologies increased markedly after World War II as measured at the international level, year-to-year increases in mass media density at the international level should be associated with increases in the quantity of civil wars at the international level. On the contrary, if the general pacification theory is correct, then a greater density of mass media around the world should be associated with a greater number of civil war onsets.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2" text:outline-level="2">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new, competing hypothesis, at multiple levels of analysis, which contradict or are not implied by the original hypothesis.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53">CIVIL</text:span><text:span text:style-name="T54"> </text:span><text:span text:style-name="T55">WAR</text:span><text:span text:style-name="T56"> </text:span><text:span text:style-name="T57">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58">MDI,</text:span> which captures overall mass media density, or the total number of newspapers, televisions, and radios per 100 people. <text:span text:style-name="T59">NEWSPAPER</text:span>, <text:span text:style-name="T60">TV</text:span>, and <text:span text:style-name="T61">RADIO</text:span> reflect the number of each particular technology per 100 people. A battery of control variables which are believed to be associated with civil war onset include the following. <text:span text:style-name="T62">OIL</text:span><text:span text:style-name="T63"> </text:span><text:span text:style-name="T64">EXPORTER</text:span> takes a value of 1 if greater than one-third of a country’s total export revenus are from fossil fuels. <text:span text:style-name="T65">DEMOCRACY</text:span> is the traditional measure from the well-known Polity IV data set, on a scale from 1-21. <text:span text:style-name="T66">DEMOCRACY^2</text:span> is the square <text:span text:style-name="T67">DEMOCRACY</text:span>, to control for the possibility of non-linear effects. <text:span text:style-name="T68">PEACE</text:span><text:span text:style-name="T69"> </text:span><text:span text:style-name="T70">YEARS</text:span> counts the number of years since a previous civil war, and a natural cubic spline of peace years to control for temporal dependence. Finally, <text:span text:style-name="T71">GDP</text:span><text:span text:style-name="T72"> </text:span><text:span text:style-name="T73">PER</text:span><text:span text:style-name="T74"> </text:span><text:span text:style-name="T75">CAPITA</text:span>, <text:span text:style-name="T76">ETHNIC</text:span><text:span text:style-name="T77"> </text:span><text:span text:style-name="T78">FRACTIONALIZATION</text:span>, <text:span text:style-name="T79">RELIGIOUS</text:span><text:span text:style-name="T80"> </text:span><text:span text:style-name="T81">FRACTIONALIZATION</text:span>, and logarithms for <text:span text:style-name="T82">LAND</text:span><text:span text:style-name="T83"> </text:span><text:span text:style-name="T84">AREA</text:span>, <text:span text:style-name="T85">MOUNTAINOUS</text:span><text:span text:style-name="T86"> </text:span><text:span text:style-name="T87">TERRAIN</text:span>, and <text:span text:style-name="T88">POPULATION</text:span> complete the main battery of controls dictated by previous research and employed in the original analyses. Also following the original analyses, all independent variables are lagged by one year.</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convenient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classic graphical analysis and non-parametric regression to test for the presence of a threshold at which the effect of mass media density changes, and then traditional parametric regressions will provide additional tests and more useful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e informed by these preliminary analyses.</text:p>
      <text:p text:style-name="Text_20_body">To further explore observable implication 1 and test oservable implication 2, the analysis replicates a baseline model from Warren’s original analysis (2014) and tests whether the pacification effect is observed even within the subset of country-years characterized by mass media density levels below the threshold (if any) identified in the first analyses. If observable implication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9">increase</text:span> the likelihood of civil war onset rather than decrease it. Observable implication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Observable implication 2 will be affirmed if the coefficients for newspaper and television density are greater than and statistically distinguishable from the coefficients for radio density.</text:p>
      <text:p text:style-name="Text_20_body">Observable implication 3 seeks causal leverage from a level of analysis distinct from the level at which the original theory was tested (country-level). Additionally, observable implication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Finally, while no general measure of mass media density is available before 1945, I exploit a pecularity of television diffusion to reliably and substantially extend its time-series. Because the international mean for television density is zero in the earliest year available (1945)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90">TV</text:span> equivalent to the one discussed above but which takes a zero for all years prior to 1945.</text:p>
      <text:p text:style-name="Text_20_body">To test observable implication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 (BRANDT). To increase robustness, I consider two versions of the dependent variable. A first model considers the count of onsets, as in the main analyses, and a second model considers the number of intra-state wars taking place (civil war prevalanc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from an international-level and elongated time-series perspective. First, the variables related to physical geography such as <text:span text:style-name="T91">OIL</text:span><text:span text:style-name="T92"> </text:span><text:span text:style-name="T93">EXPORTER</text:span>, <text:span text:style-name="T94">LAND</text:span><text:span text:style-name="T95"> </text:span><text:span text:style-name="T96">AREA</text:span> and <text:span text:style-name="T97">MOUNTAINOUS</text:span><text:span text:style-name="T98"> </text:span><text:span text:style-name="T99">TERRAIN</text:span> are unlikely to vary appreciably because, while in principle they can vary from changes in the number or size of states, they refer to quantities which are ultimately fixed at the international level. Second, while variables such as <text:span text:style-name="T100">RELIGIOUS</text:span><text:span text:style-name="T101"> </text:span><text:span text:style-name="T102">FRACTIONALIZATION</text:span> and <text:span text:style-name="T103">ETHNIC</text:span><text:span text:style-name="T104"> </text:span><text:span text:style-name="T105">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106">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hypothesis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implication is observed for television density, it would be stronger evidence of the hypothesis than would be a fuller measure of mass media density.</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text:note text:id="ftn4" text:note-class="footnote"><text:note-citation>5</text:note-citation><text:note-body><text:p text:style-name="Footnote">The violin plot is a relatively new but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text:p>
      <text:p text:style-name="Text_20_body">Figure 2 efficiently illustrates several important facts about the distributions of civil war onset and mass media density in this sample of countries between 1945-1999.</text:p>
      <text:p text:style-name="Text_20_body">First, these distributions challenge Warren’s key rationale for questioning the prior belief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07">in</text:span><text:span text:style-name="T108"> </text:span><text:span text:style-name="T109">that</text:span><text:span text:style-name="T110"> </text:span><text:span text:style-name="T111">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in <text:span text:style-name="T112">most</text:span><text:span text:style-name="T113"> </text:span><text:span text:style-name="T114">cases</text:span> could be driven by a minority of cases with extreme values on the independent variable.</text:p>
      <text:p text:style-name="Text_20_body">The inferential problem of selecting on a dependent variable <text:span text:style-name="T115">Y</text:span> is that its association with independent variable <text:span text:style-name="T116">X</text:span> might be different at different values of <text:span text:style-name="T117">Y</text:span>. If the relationship between MDI and civil war is unique within the subset of cases where civil war occurs, the inferences <text:span text:style-name="T118">risk</text:span> spuriousness but do not imply spuriousness <text:span text:style-name="T119">ipso</text:span><text:span text:style-name="T120"> </text:span><text:span text:style-name="T121">facto</text:span>. If the relationship between MDI and civil war is not unique to the subset of cases in which civil war occurrs, then selecting on the dependent variable does not lead to spuriousness</text:p>
      <text:p text:style-name="Text_20_body">if the analyst identifies some causal factor, inferences about this causal factor will be spurious <text:span text:style-name="T122">to</text:span><text:span text:style-name="T123"> </text:span><text:span text:style-name="T124">the</text:span><text:span text:style-name="T125"> </text:span><text:span text:style-name="T126">degree</text:span> that this causal factor is also present in many cases (neglected by the analyst) where the dependent variable takes a different value (neglected by the analyst).</text:p>
      <text:p text:style-name="Text_20_body">the c also present not consider cases in which the hypothesized explanatory variable</text:p>
      <text:p text:style-name="Text_20_body">Yet, while it is true that in these cases mass media density is below the global average <text:span text:style-name="T127">in</text:span><text:span text:style-name="T128"> </text:span><text:span text:style-name="T129">that</text:span><text:span text:style-name="T130"> </text:span><text:span text:style-name="T131">year</text:span>, Figure 2 illustrates that these cases are indeed fairly typical cases in the period 1945-1999.</text:p>
      <text:p text:style-name="Text_20_body">The first is that the data are skewed strongly to the right, due to the relatively small set of countries which saw mass media density rise to globally unprecedented levels by 1999. This is important because</text:p>
      <text:p text:style-name="Text_20_body">The</text:p>
      <text:p text:style-name="Text_20_body"><draw:frame draw:name="img2" svg:width="0pt" svg:height="0pt"><draw:image xlink:href="Pictures/1.pdf" xlink:type="simple" xlink:show="embed" xlink:actuate="onLoad"/></draw:frame></text:p>
      <text:p text:style-name="Text_20_body">Non-linear regression suggests there is a non-linear relationship between mass media density and civil war onset. ANOVA suggests this relationship is significant.</text:p>
      <text:p text:style-name="Text_20_body">% Table created by stargazer v.5.0 by Marek Hlavac, Harvard University. E-mail: hlavac at fas.harvard.edu % Date and time: Tue, Jun 24, 2014 - 11:42:22</text:p>
      <text:p text:style-name="Text_20_body"><draw:frame draw:name="img3" svg:width="0pt" svg:height="0pt"><draw:image xlink:href="Pictures/2.pdf" xlink:type="simple" xlink:show="embed" xlink:actuate="onLoad"/></draw:frame></text:p>
      <text:p text:style-name="Text_20_body">Table 1 shows coefficients and standard errors from several rare-events logistic regressions modeling the determinants of civil war onset.<text:note text:id="ftn5" text:note-class="footnote"><text:note-citation>6</text:note-citation><text:note-body><text:p text:style-name="Footnote">Traditional logistic regression estimated by maximum-likelihood would likely underestimate the probability of civil war onsets because civil wars begin in relatively very few country-years (Gary King and Zeng 2001). There are 119 (2.06%) onsets in the full sample and 63 (3.47%) in the subset of low-MDI country years.</text:p></text:note-body></text:note></text:p>
      <text:p text:style-name="Text_20_body"><draw:frame draw:name="img4" svg:width="0pt" svg:height="0pt"><draw:image xlink:href="Pictures/3.pdf" xlink:type="simple" xlink:show="embed" xlink:actuate="onLoad"/></draw:frame></text:p>
      <text:p text:style-name="Text_20_body"><draw:frame draw:name="img5" svg:width="0pt" svg:height="0pt"><draw:image xlink:href="Pictures/4.pdf" xlink:type="simple" xlink:show="embed" xlink:actuate="onLoad"/></draw:frame></text:p>
      <text:h text:style-name="Heading_20_1" text:outline-level="1">Conclusion</text:h>
      <text:h text:style-name="Heading_20_1" text:outline-level="1">Appendix</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1">Levin-Lin-Chu Unit-Root Test (ex. var. : Individual Intercepts</text:p>
      <text:p text:style-name="P2">and Trend )</text:p>
      <text:p text:style-name="First_20_paragraph">data: unit$mdi z.x1 = -0.32, p-value = 0.7473 alternative hypothesis: stationarity</text:p>
      <text:p text:style-name="P3">Pesaran's CIPS test for unit roots</text:p>
      <text:p text:style-name="First_20_paragraph">data: unit$mdi CIPS test = -2.1, lag order = 2, p-value = 0.1 alternative hypothesis: Stationarity</text:p>
      <text:h text:style-name="Heading_20_1" text:outline-level="1">References</text:h>
      <text:p text:style-name="First_20_paragraph"> </text:p>
      <text:p text:style-name="Text_20_body">Frölich, Markus. 2006. “Non-Parametric Regression for Binary Dependent Variables.” <text:span text:style-name="T132">Econometrics</text:span><text:span text:style-name="T133"> </text:span><text:span text:style-name="T134">Journal</text:span> 9(3): 511–40. <text:a xlink:type="simple" xlink:href="http://doi.wiley.com/10.1111/j.1368-423X.2006.00196.x" office:name=""><text:span text:style-name="Definition">http://doi.wiley.com/10.1111/j.1368-423X.2006.00196.x</text:span></text:a>.</text:p>
      <text:p text:style-name="Text_20_body">Hintze, Jerry L, and Ray D Nelson. 1998. “Violin Plots: A Box Plot-Density Trace Synergism.” <text:span text:style-name="T135">The</text:span><text:span text:style-name="T136"> </text:span><text:span text:style-name="T137">American</text:span><text:span text:style-name="T138"> </text:span><text:span text:style-name="T139">Statistician</text:span> 52(2): 181–84. <text:a xlink:type="simple" xlink:href="http://www.tandfonline.com/doi/abs/10.1080/00031305.1998.10480559" office:name=""><text:span text:style-name="Definition">http://www.tandfonline.com/doi/abs/10.1080/00031305.1998.10480559</text:span></text:a>.</text:p>
      <text:p text:style-name="Text_20_body">Im, Kyung So, M Hashem Pesaran, and Yongcheol Shin. 2003. “Testing for Unit Roots in Heterogeneous Panels.” <text:span text:style-name="T140">Journal</text:span><text:span text:style-name="T141"> </text:span><text:span text:style-name="T142">of</text:span><text:span text:style-name="T143"> </text:span><text:span text:style-name="T144">Econometrics</text:span> 115(1): 53–74. <text:a xlink:type="simple" xlink:href="http://linkinghub.elsevier.com/retrieve/pii/S0304407603000927" office:name=""><text:span text:style-name="Definition">http://linkinghub.elsevier.com/retrieve/pii/S0304407603000927</text:span></text:a>.</text:p>
      <text:p text:style-name="Text_20_body">Kastellec, Jonathan P, and Eduardo L Leoni. 2007. “Using Graphs Instead of Tables in Political Science.” <text:span text:style-name="T145">Perspectives</text:span><text:span text:style-name="T146"> </text:span><text:span text:style-name="T147">on</text:span><text:span text:style-name="T148"> </text:span><text:span text:style-name="T149">Politics</text:span> 5(04): 755–71. <text:a xlink:type="simple" xlink:href="http://journals.cambridge.org.libproxy.temple.edu/action/displayAbstract?aid=1429544" office:name=""><text:span text:style-name="Definition">http://journals.cambridge.org.libproxy.temple.edu/action/displayAbstract?aid=1429544</text:span></text:a>.</text:p>
      <text:p text:style-name="Text_20_body">King, G, R O Keohane, and S Verba. 1994. <text:span text:style-name="T150">Designing</text:span><text:span text:style-name="T151"> </text:span><text:span text:style-name="T152">Social</text:span><text:span text:style-name="T153"> </text:span><text:span text:style-name="T154">Inquiry</text:span><text:span text:style-name="T155">:</text:span><text:span text:style-name="T156"> </text:span><text:span text:style-name="T157">Scientific</text:span><text:span text:style-name="T158"> </text:span><text:span text:style-name="T159">Inference</text:span><text:span text:style-name="T160"> </text:span><text:span text:style-name="T161">in</text:span><text:span text:style-name="T162"> </text:span><text:span text:style-name="T163">Qualitative</text:span><text:span text:style-name="T164"> </text:span><text:span text:style-name="T165">Research</text:span>. Princeton University Press. <text:a xlink:type="simple" xlink:href="http://books.google.com/books?id=A7VFF-JR3b8C" office:name=""><text:span text:style-name="Definition">http://books.google.com/books?id=A7VFF-JR3b8C</text:span></text:a>.</text:p>
      <text:p text:style-name="Text_20_body">King, Gary, and Langche Zeng. 2001. “Logistic Regression in Rare Events Data.” <text:span text:style-name="T166">Political</text:span><text:span text:style-name="T167"> </text:span><text:span text:style-name="T168">Analysis</text:span> 9(2): 137–63. <text:a xlink:type="simple" xlink:href="http://dash.harvard.edu/bitstream/handle/1/4125045/relogit%20rare%20events.pdf?s" office:name=""><text:span text:style-name="Definition">http://dash.harvard.edu/bitstream/handle/1/4125045/relogit%20rare%20events.pdf?s</text:span></text:a>.</text:p>
      <text:p text:style-name="Text_20_body">Levin, Andrew, Chien-Fu Lin, and Chia-Shang James Chu. 2002. “Unit Root Tests in Panel Data: Asymptotic and Finite-Sample Properties.” <text:span text:style-name="T169">Journal</text:span><text:span text:style-name="T170"> </text:span><text:span text:style-name="T171">of</text:span><text:span text:style-name="T172"> </text:span><text:span text:style-name="T173">Econometrics</text:span> 108(1): 1–24. <text:a xlink:type="simple" xlink:href="http://linkinghub.elsevier.com/retrieve/pii/S0304407601000987" office:name=""><text:span text:style-name="Definition">http://linkinghub.elsevier.com/retrieve/pii/S0304407601000987</text:span></text:a>.</text:p>
      <text:p text:style-name="Text_20_body">Sambanis, N. 2004. “What Is Civil War?: Conceptual and Empirical Complexities of an Operational Definition.” <text:span text:style-name="T174">Journal</text:span><text:span text:style-name="T175"> </text:span><text:span text:style-name="T176">of</text:span><text:span text:style-name="T177"> </text:span><text:span text:style-name="T178">Conflict</text:span><text:span text:style-name="T179"> </text:span><text:span text:style-name="T180">Resolution</text:span> 48(6): 814–58. <text:a xlink:type="simple" xlink:href="http://jcr.sagepub.com/cgi/doi/10.1177/0022002704269355" office:name=""><text:span text:style-name="Definition">http://jcr.sagepub.com/cgi/doi/10.1177/002200270426935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